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099cm" table:align="margins" fo:background-color="transparent">
        <style:background-image/>
      </style:table-properties>
    </style:style>
    <style:style style:name="Tableau1.A" style:family="table-column">
      <style:table-column-properties style:column-width="0.293cm" style:rel-column-width="682*"/>
    </style:style>
    <style:style style:name="Tableau1.Ar" style:family="table-column">
      <style:table-column-properties style:column-width="0.319cm" style:rel-column-width="7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t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I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O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Z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l1" style:family="table-cell">
      <style:table-cell-properties fo:background-color="#acb2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r1" style:family="table-cell">
      <style:table-cell-properties fo:background-color="#acb20c" fo:padding="0.097cm" fo:border="0.5pt solid #000000" style:writing-mode="page">
        <style:background-image/>
      </style:table-cell-properties>
    </style:style>
    <style:style style:name="Tableau2" style:family="table">
      <style:table-properties style:width="28.2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1.08cm"/>
    </style:style>
    <style:style style:name="Tableau2.B" style:family="table-column">
      <style:table-column-properties style:column-width="1.081cm"/>
    </style:style>
    <style:style style:name="Tableau2.Z" style:family="table-column">
      <style:table-column-properties style:column-width="1.187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H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M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Q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S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V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Y1" style:family="table-cell">
      <style:table-cell-properties fo:background-color="#acb2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Z1" style:family="table-cell">
      <style:table-cell-properties fo:background-color="#acb20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officeooo:rsid="0012a5bb" officeooo:paragraph-rsid="0012a5bb" fo:background-color="#729fcf"/>
    </style:style>
    <style:style style:name="P2" style:family="paragraph" style:parent-style-name="Standard">
      <style:text-properties style:use-window-font-color="true" officeooo:rsid="0012a5bb" officeooo:paragraph-rsid="0012a5bb" fo:background-color="#ff3838"/>
    </style:style>
    <style:style style:name="P3" style:family="paragraph" style:parent-style-name="Standard">
      <style:text-properties style:use-window-font-color="true" officeooo:rsid="0012a5bb" officeooo:paragraph-rsid="0012a5bb" fo:background-color="#00a933"/>
    </style:style>
    <style:style style:name="P4" style:family="paragraph" style:parent-style-name="Standard">
      <style:text-properties style:use-window-font-color="true" officeooo:rsid="0012a5bb" officeooo:paragraph-rsid="0012a5bb" fo:background-color="#acb20c"/>
    </style:style>
    <style:style style:name="P5" style:family="paragraph" style:parent-style-name="Standard">
      <style:text-properties style:use-window-font-color="true" officeooo:rsid="0012a5bb" officeooo:paragraph-rsid="00166040" fo:background-color="#ff5429"/>
    </style:style>
    <style:style style:name="P6" style:family="paragraph" style:parent-style-name="Standard">
      <style:text-properties style:use-window-font-color="true" officeooo:rsid="0012a5bb" officeooo:paragraph-rsid="0012a5bb" fo:background-color="#8d1d75"/>
    </style:style>
    <style:style style:name="P7" style:family="paragraph" style:parent-style-name="Standard">
      <style:text-properties style:use-window-font-color="true" officeooo:rsid="0012a5bb" officeooo:paragraph-rsid="00219b0e" fo:background-color="#8d1d75"/>
    </style:style>
    <style:style style:name="P8" style:family="paragraph" style:parent-style-name="Standard">
      <style:text-properties style:use-window-font-color="true" officeooo:rsid="0012a5bb" officeooo:paragraph-rsid="00166040" fo:background-color="#b2b2b2"/>
    </style:style>
    <style:style style:name="P9" style:family="paragraph" style:parent-style-name="Standard">
      <style:text-properties style:use-window-font-color="true" officeooo:rsid="00219b0e" officeooo:paragraph-rsid="00219b0e" fo:background-color="transparent"/>
    </style:style>
    <style:style style:name="P10" style:family="paragraph" style:parent-style-name="Standard">
      <style:text-properties style:use-window-font-color="true" officeooo:rsid="00265743" officeooo:paragraph-rsid="00265743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3953" officeooo:paragraph-rsid="001639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040" officeooo:paragraph-rsid="001660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8c1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ba" officeooo:paragraph-rsid="001a90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b41" officeooo:paragraph-rsid="001d6b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1fe" officeooo:paragraph-rsid="0017b1f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8c1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17c" officeooo:paragraph-rsid="0017b1f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0ba" officeooo:paragraph-rsid="001a90b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1f17" officeooo:paragraph-rsid="001c1f1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b41" officeooo:paragraph-rsid="001d6b4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officeooo:rsid="00265743" officeooo:paragraph-rsid="0027e134" fo:background-color="transparent"/>
    </style:style>
    <style:style style:name="P23" style:family="paragraph" style:parent-style-name="Standard">
      <style:text-properties style:use-window-font-color="true" officeooo:rsid="0012a5bb" officeooo:paragraph-rsid="00166040" fo:background-color="#ff5429"/>
    </style:style>
    <style:style style:name="P24" style:family="paragraph" style:parent-style-name="Standard">
      <style:text-properties style:use-window-font-color="true" officeooo:rsid="0020bb53" officeooo:paragraph-rsid="002922d7" fo:background-color="#706e0c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19b0e"/>
    </style:style>
    <style:style style:name="T4" style:family="text">
      <style:text-properties officeooo:rsid="00219b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au1" table:style-name="Tableau1">
        <table:table-column table:style-name="Tableau1.A" table:number-columns-repeated="95"/>
        <table:table-column table:style-name="Tableau1.Ar"/>
        <table:table-row table:style-name="Tableau1.1"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8">0</text:p>
          </table:table-cell>
          <table:table-cell table:style-name="Tableau1.A1" office:value-type="string">
            <text:p text:style-name="P16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6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8">1</text:p>
          </table:table-cell>
          <table:table-cell table:style-name="Tableau1.A1" office:value-type="string">
            <text:p text:style-name="P16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6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6">0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7">1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b1" office:value-type="string">
            <text:p text:style-name="P16">0</text:p>
          </table:table-cell>
          <table:table-cell table:style-name="Tableau1.t1" office:value-type="string">
            <text:p text:style-name="P17">1</text:p>
          </table:table-cell>
          <table:table-cell table:style-name="Tableau1.t1" office:value-type="string">
            <text:p text:style-name="P17">1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7">1</text:p>
          </table:table-cell>
          <table:table-cell table:style-name="Tableau1.t1" office:value-type="string">
            <text:p text:style-name="P17">1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7">1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7">1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6">0</text:p>
          </table:table-cell>
          <table:table-cell table:style-name="Tableau1.t1" office:value-type="string">
            <text:p text:style-name="P16">0</text:p>
          </table:table-cell>
          <table:table-cell table:style-name="Tableau1.AI1" office:value-type="string">
            <text:p text:style-name="P19">1</text:p>
          </table:table-cell>
          <table:table-cell table:style-name="Tableau1.AI1" office:value-type="string">
            <text:p text:style-name="P19">1</text:p>
          </table:table-cell>
          <table:table-cell table:style-name="Tableau1.AI1" office:value-type="string">
            <text:p text:style-name="P19">1</text:p>
          </table:table-cell>
          <table:table-cell table:style-name="Tableau1.AI1" office:value-type="string">
            <text:p text:style-name="P19">1</text:p>
          </table:table-cell>
          <table:table-cell table:style-name="Tableau1.AI1" office:value-type="string">
            <text:p text:style-name="P16">0</text:p>
          </table:table-cell>
          <table:table-cell table:style-name="Tableau1.AI1" office:value-type="string">
            <text:p text:style-name="P16">0</text:p>
          </table:table-cell>
          <table:table-cell table:style-name="Tableau1.AO1" office:value-type="string">
            <text:p text:style-name="P20">1</text:p>
          </table:table-cell>
          <table:table-cell table:style-name="Tableau1.AO1" office:value-type="string">
            <text:p text:style-name="P21">0</text:p>
          </table:table-cell>
          <table:table-cell table:style-name="Tableau1.AO1" office:value-type="string">
            <text:p text:style-name="P21">0</text:p>
          </table:table-cell>
          <table:table-cell table:style-name="Tableau1.AO1" office:value-type="string">
            <text:p text:style-name="P21">0</text:p>
          </table:table-cell>
          <table:table-cell table:style-name="Tableau1.AO1" office:value-type="string">
            <text:p text:style-name="P21">0</text:p>
          </table:table-cell>
          <table:table-cell table:style-name="Tableau1.AO1" office:value-type="string">
            <text:p text:style-name="P16">0</text:p>
          </table:table-cell>
          <table:table-cell table:style-name="Tableau1.AO1" office:value-type="string">
            <text:p text:style-name="P16">0</text:p>
          </table:table-cell>
          <table:table-cell table:style-name="Tableau1.AO1" office:value-type="string">
            <text:p text:style-name="P21">0</text:p>
          </table:table-cell>
          <table:table-cell table:style-name="Tableau1.AO1" office:value-type="string">
            <text:p text:style-name="P16">0</text:p>
          </table:table-cell>
          <table:table-cell table:style-name="Tableau1.AO1" office:value-type="string">
            <text:p text:style-name="P16">0</text:p>
          </table:table-cell>
          <table:table-cell table:style-name="Tableau1.AO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Z1" office:value-type="string">
            <text:p text:style-name="P16">0</text:p>
          </table:table-cell>
          <table:table-cell table:style-name="Tableau1.Al1" office:value-type="string">
            <text:p text:style-name="P16">0</text:p>
          </table:table-cell>
          <table:table-cell table:style-name="Tableau1.Al1" office:value-type="string">
            <text:p text:style-name="P16">0</text:p>
          </table:table-cell>
          <table:table-cell table:style-name="Tableau1.Al1" office:value-type="string">
            <text:p text:style-name="P16">0</text:p>
          </table:table-cell>
          <table:table-cell table:style-name="Tableau1.Al1" office:value-type="string">
            <text:p text:style-name="P16">0</text:p>
          </table:table-cell>
          <table:table-cell table:style-name="Tableau1.Al1" office:value-type="string">
            <text:p text:style-name="P16">0</text:p>
          </table:table-cell>
          <table:table-cell table:style-name="Tableau1.Al1" office:value-type="string">
            <text:p text:style-name="P16">0</text:p>
          </table:table-cell>
          <table:table-cell table:style-name="Tableau1.Ar1" office:value-type="string">
            <text:p text:style-name="P16">0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3"/>
        <table:table-column table:style-name="Tableau2.A"/>
        <table:table-column table:style-name="Tableau2.B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2"/>
        <table:table-column table:style-name="Tableau2.Z"/>
        <table:table-row table:style-name="Tableau2.1">
          <table:table-cell table:style-name="Tableau2.A1" office:value-type="string">
            <text:p text:style-name="P13">2</text:p>
          </table:table-cell>
          <table:table-cell table:style-name="Tableau2.A1" office:value-type="string">
            <text:p text:style-name="P13">D</text:p>
          </table:table-cell>
          <table:table-cell table:style-name="Tableau2.A1" office:value-type="string">
            <text:p text:style-name="P13">C</text:p>
          </table:table-cell>
          <table:table-cell table:style-name="Tableau2.A1" office:value-type="string">
            <text:p text:style-name="P13">5</text:p>
          </table:table-cell>
          <table:table-cell table:style-name="Tableau2.A1" office:value-type="string">
            <text:p text:style-name="P13">B</text:p>
          </table:table-cell>
          <table:table-cell table:style-name="Tableau2.A1" office:value-type="string">
            <text:p text:style-name="P13">D</text:p>
          </table:table-cell>
          <table:table-cell table:style-name="Tableau2.A1" office:value-type="string">
            <text:p text:style-name="P13">5</text:p>
          </table:table-cell>
          <table:table-cell table:style-name="Tableau2.H1" office:value-type="string">
            <text:p text:style-name="P13">3</text:p>
          </table:table-cell>
          <table:table-cell table:style-name="Tableau2.H1" office:value-type="string">
            <text:p text:style-name="P13">2</text:p>
          </table:table-cell>
          <table:table-cell table:style-name="Tableau2.H1" office:value-type="string">
            <text:p text:style-name="P13">1</text:p>
          </table:table-cell>
          <table:table-cell table:style-name="Tableau2.H1" office:value-type="string">
            <text:p text:style-name="P13">C</text:p>
          </table:table-cell>
          <table:table-cell table:style-name="Tableau2.H1" office:value-type="string">
            <text:p text:style-name="P13">0</text:p>
          </table:table-cell>
          <table:table-cell table:style-name="Tableau2.M1" office:value-type="string">
            <text:p text:style-name="P13">6</text:p>
          </table:table-cell>
          <table:table-cell table:style-name="Tableau2.M1" office:value-type="string">
            <text:p text:style-name="P13">1</text:p>
          </table:table-cell>
          <table:table-cell table:style-name="Tableau2.M1" office:value-type="string">
            <text:p text:style-name="P13">A</text:p>
          </table:table-cell>
          <table:table-cell table:style-name="Tableau2.M1" office:value-type="string">
            <text:p text:style-name="P13">8</text:p>
          </table:table-cell>
          <table:table-cell table:style-name="Tableau2.Q1" office:value-type="string">
            <text:p text:style-name="P12">3</text:p>
          </table:table-cell>
          <table:table-cell table:style-name="Tableau2.Q1" office:value-type="string">
            <text:p text:style-name="P14">C</text:p>
          </table:table-cell>
          <table:table-cell table:style-name="Tableau2.S1" office:value-type="string">
            <text:p text:style-name="P15">4</text:p>
          </table:table-cell>
          <table:table-cell table:style-name="Tableau2.S1" office:value-type="string">
            <text:p text:style-name="P15">0</text:p>
          </table:table-cell>
          <table:table-cell table:style-name="Tableau2.S1" office:value-type="string">
            <text:p text:style-name="P15">0</text:p>
          </table:table-cell>
          <table:table-cell table:style-name="Tableau2.V1" office:value-type="string">
            <text:p text:style-name="P11">F</text:p>
          </table:table-cell>
          <table:table-cell table:style-name="Tableau2.V1" office:value-type="string">
            <text:p text:style-name="P11">F</text:p>
          </table:table-cell>
          <table:table-cell table:style-name="Tableau2.V1" office:value-type="string">
            <text:p text:style-name="P11">F</text:p>
          </table:table-cell>
          <table:table-cell table:style-name="Tableau2.Y1" office:value-type="string">
            <text:p text:style-name="P12">7</text:p>
          </table:table-cell>
          <table:table-cell table:style-name="Tableau2.Z1" office:value-type="string">
            <text:p text:style-name="P12">F</text:p>
          </table:table-cell>
        </table:table-row>
      </table:table>
      <text:p text:style-name="Standard"/>
      <text:p text:style-name="P5"/>
      <text:p text:style-name="P5">Lattitude<text:span text:style-name="T1"> </text:span><text:bookmark-start text:name="__DdeLink__1946_2937764822"/><text:span text:style-name="T2">= 26 bits</text:span><text:bookmark-end text:name="__DdeLink__1946_2937764822"/></text:p>
      <text:p text:style-name="P5"><text:span text:style-name="T2"/></text:p>
      <text:p text:style-name="P24"><text:span text:style-name="T4">bit de signe pour longitude</text:span><text:span text:style-name="T2"> = 1 bit</text:span></text:p>
      <text:p text:style-name="P5"/>
      <text:p text:style-name="P7">Longitude<text:span text:style-name="T1"> </text:span><text:span text:style-name="T2">= 18 bits</text:span></text:p>
      <text:p text:style-name="Standard"/>
      <text:p text:style-name="P8">Altitude<text:span text:style-name="T1"> </text:span><text:span text:style-name="T2">= 15 bits</text:span></text:p>
      <text:p text:style-name="P1"/>
      <text:p text:style-name="P1">Température<text:span text:style-name="T1"> </text:span><text:span text:style-name="T2">= 6 bits</text:span></text:p>
      <text:p text:style-name="P1"/>
      <text:p text:style-name="P2">Pression<text:span text:style-name="T1"> </text:span><text:span text:style-name="T2">= 11 bits</text:span></text:p>
      <text:p text:style-name="P2"/>
      <text:p text:style-name="P3">Radiation<text:span text:style-name="T1"> </text:span><text:span text:style-name="T2">= 12 bits</text:span></text:p>
      <text:p text:style-name="P3"/>
      <text:p text:style-name="P4">Humidité<text:span text:style-name="T1"> </text:span><text:span text:style-name="T2">= 7 bits</text:span></text:p>
      <text:p text:style-name="P4"/>
      <text:p text:style-name="P9">Total = 96 bits</text:p>
      <text:p text:style-name="P6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10T10:59:01.898312869</dc:date>
    <meta:editing-duration>PT8H38M6S</meta:editing-duration>
    <meta:editing-cycles>9</meta:editing-cycles>
    <meta:generator>LibreOffice/6.3.5.2$Linux_X86_64 LibreOffice_project/30$Build-2</meta:generator>
    <meta:document-statistic meta:table-count="2" meta:image-count="0" meta:object-count="0" meta:page-count="1" meta:paragraph-count="131" meta:word-count="162" meta:character-count="302" meta:non-whitespace-character-count="271"/>
  </office:meta>
</office:document-meta>
</file>